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70DD954D.svm" manifest:media-type="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4114in" svg:y="0.4264in">
            <draw:object draw:notify-on-update-of-ranges="Sheet1.A1:Sheet1.A1 Sheet1.A2:Sheet1.A12 Sheet1.B1:Sheet1.B1 Sheet1.B2:Sheet1.B12 Sheet1.A1:Sheet1.A1 Sheet1.A2:Sheet1.A12 Sheet1.C1:Sheet1.C1 Sheet1.C2:Sheet1.C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ce1" office:value-type="string" calcext:value-type="string">
            <text:p><text:s/>theta_est</text:p>
          </table:table-cell>
          <table:table-cell table:style-name="ce1" office:value-type="string" calcext:value-type="string">
            <text:p><text:s/>theta_re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71573" calcext:value-type="float">
            <text:p>0.171573</text:p>
          </table:table-cell>
          <table:table-cell office:value-type="float" office:value="0.135335" calcext:value-type="float">
            <text:p>0.13533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294373" calcext:value-type="float">
            <text:p>0.0294373</text:p>
          </table:table-cell>
          <table:table-cell office:value-type="float" office:value="0.0183156" calcext:value-type="float">
            <text:p>0.018315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05063" calcext:value-type="float">
            <text:p>0.00505063</text:p>
          </table:table-cell>
          <table:table-cell office:value-type="float" office:value="0.00247875" calcext:value-type="float">
            <text:p>0.002478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866552" calcext:value-type="float">
            <text:p>0.000866552</text:p>
          </table:table-cell>
          <table:table-cell office:value-type="float" office:value="0.000335463" calcext:value-type="float">
            <text:p>0.00033546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148677" calcext:value-type="float">
            <text:p>0.000148677</text:p>
          </table:table-cell>
          <table:table-cell office:value-type="float" office:value="0.0000453999" calcext:value-type="float">
            <text:p>4.53999E-0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255089" calcext:value-type="float">
            <text:p>2.55089E-005</text:p>
          </table:table-cell>
          <table:table-cell office:value-type="float" office:value="0.00000614421" calcext:value-type="float">
            <text:p>6.14421E-00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437675" calcext:value-type="float">
            <text:p>4.37675E-006</text:p>
          </table:table-cell>
          <table:table-cell office:value-type="float" office:value="0.000000831534" calcext:value-type="float">
            <text:p>8.31534E-00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751562" calcext:value-type="float">
            <text:p>7.51562E-007</text:p>
          </table:table-cell>
          <table:table-cell office:value-type="float" office:value="0.000000112573" calcext:value-type="float">
            <text:p>1.12573E-00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000132622" calcext:value-type="float">
            <text:p>1.32622E-007</text:p>
          </table:table-cell>
          <table:table-cell office:value-type="float" office:value="0.0000000155082" calcext:value-type="float">
            <text:p>1.55082E-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0441705" calcext:value-type="float">
            <text:p>4.41705E-008</text:p>
          </table:table-cell>
          <table:table-cell office:value-type="float" office:value="0.00000000411716" calcext:value-type="float">
            <text:p>4.11716E-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3-20T20:11:39.537467346</dc:date>
    <meta:editing-duration>PT18H31M29S</meta:editing-duration>
    <meta:editing-cycles>2</meta:editing-cycles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>
        <chart:symbol-image xlink:href="Pictures/2000000A000000DD000000DDF1F7E11A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3cm" chart:symbol-height="0.3cm" chart:link-data-style-to-source="true">
        <chart:symbol-image xlink:href="Pictures/2000000A000000DD000000DD70DD954D.svm" xlink:type="simple" xlink:actuate="onLoad"/>
      </style:chart-properties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Divided Differences Estimation </text:p>
        </chart:title>
        <chart:legend chart:legend-position="end" svg:x="13.042cm" svg:y="3.952cm" style:legend-expansion="high" chart:style-name="ch3"/>
        <chart:plot-area chart:style-name="ch4" table:cell-range-address="Sheet1.A1:Sheet1.C12" chart:data-source-has-labels="row" svg:x="1.331cm" svg:y="1.301cm" svg:width="11.391cm" svg:height="6.538cm">
          <chartooo:coordinate-region svg:x="2.058cm" svg:y="1.501cm" svg:width="10.424cm" svg:height="5.691cm"/>
          <chart:axis chart:dimension="x" chart:name="primary-x" chart:style-name="ch5">
            <chart:title svg:x="6.863cm" svg:y="8.019cm" chart:style-name="ch6">
              <text:p>X</text:p>
            </chart:title>
          </chart:axis>
          <chart:axis chart:dimension="y" chart:name="primary-y" chart:style-name="ch5">
            <chart:title svg:x="0.451cm" svg:y="4.72cm" chart:style-name="ch7">
              <text:p>θ</text:p>
            </chart:title>
            <chart:grid chart:style-name="ch8" chart:class="major"/>
          </chart:axis>
          <chart:series chart:style-name="ch9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series chart:style-name="ch10" chart:values-cell-range-address="Sheet1.C2:Sheet1.C12" chart:label-cell-address="Sheet1.C1:Sheet1.C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heta_est</text:p>
                <draw:g>
                  <svg:desc>Sheet1.B1:Sheet1.B1</svg:desc>
                </draw:g>
              </table:table-cell>
              <table:table-cell office:value-type="string">
                <text:p> theta_rea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1">
                <text:p>1</text:p>
                <draw:g>
                  <svg:desc>Sheet1.B2:Sheet1.B12</svg:desc>
                </draw:g>
              </table:table-cell>
              <table:table-cell office:value-type="float" office:value="1">
                <text:p>1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71573">
                <text:p>0.171573</text:p>
              </table:table-cell>
              <table:table-cell office:value-type="float" office:value="0.135335">
                <text:p>0.1353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294373">
                <text:p>0.0294373</text:p>
              </table:table-cell>
              <table:table-cell office:value-type="float" office:value="0.0183156">
                <text:p>0.0183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0505063">
                <text:p>0.00505063</text:p>
              </table:table-cell>
              <table:table-cell office:value-type="float" office:value="0.00247875">
                <text:p>0.00247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00866552">
                <text:p>0.000866552</text:p>
              </table:table-cell>
              <table:table-cell office:value-type="float" office:value="0.000335463">
                <text:p>0.000335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00148677">
                <text:p>0.000148677</text:p>
              </table:table-cell>
              <table:table-cell office:value-type="float" office:value="0.0000453999">
                <text:p>0.0000453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000255089">
                <text:p>0.0000255089</text:p>
              </table:table-cell>
              <table:table-cell office:value-type="float" office:value="0.00000614421">
                <text:p>0.00000614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0000437675">
                <text:p>0.00000437675</text:p>
              </table:table-cell>
              <table:table-cell office:value-type="float" office:value="0.000000831534">
                <text:p>0.000000831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00000751562">
                <text:p>0.000000751562</text:p>
              </table:table-cell>
              <table:table-cell office:value-type="float" office:value="0.000000112573">
                <text:p>0.000000112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00000132622">
                <text:p>0.000000132622</text:p>
              </table:table-cell>
              <table:table-cell office:value-type="float" office:value="0.0000000155082">
                <text:p>0.0000000155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000000441705">
                <text:p>0.0000000441705</text:p>
              </table:table-cell>
              <table:table-cell office:value-type="float" office:value="0.00000000411716">
                <text:p>0.00000000411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